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s tiempos de carnaval marginan temporalmente lo monstruoso, pero al mismo tiempo le conceden un ámbito seguro de expresión y juego: en Halloween, todos son demonios por una noche. Ese mismo impulso hacia la fantasía ataráxica se manifiesta en buena parte de la *marginalia* manuscrita, profusamente insólita: desde garabatos abstractos en los bordes de una página organizada hasta animales disparatados y criaturas vagamente humanoides, de anatomía extraña, que pueblan un texto bíblico. Del mismo modo, las gárgolas y los grotescos elaboradamente esculpidos, que se alzan en los tirantes o sobre el techo de la catedral, registran las fantasías de una mano aburrida o reprimida, desatada de repente para poblar los márgenes. Los mapas y relatos de viaje heredados de la Antigüedad heredaron geografías enteras de la imaginación y las poblaron de criaturas exóticas y fantásticas; Ultima Thule, Etiopía y las Antípodas fueron los equivalentes medievales del espacio exterior y de la realidad virtual: geografías imaginarias (enteramente transmitidas en palabras), accesibles desde cualquier lugar, nunca destinadas a ser descubiertas, pero siempre a ser exploradas. Jacques Le Goff escribió que el océano Índico (un “horizonte mental” que, en la Edad Media, se imaginaba completamente rodeado de tierra) era un espacio cultural</text:p>
      <text:p text:style-name="P2">donde los tabúes [eran] destruidos o reemplazados por otros, donde la extrañeza segrega[ba] la impresión de liberación, de libertad. Frente a la moral estricta impuesta por la Iglesia, se [desplegaba] la seducción turbadora de un mundo de aberración alimenticia donde se practica[ba] coprofagia y canibalismo; inocencia corporal gracias a la cual el hombre, liberado del pudor de la ropa, se [reencontraba] con el nudismo; libertad sexual por la que el hombre, libre de la indigente monogamia y de las barreras familiares, se entrega[ba] a la poligamia, al incesto, al erotismo. (*Por otra Edad Media*, 106).<text:note text:id="ftn1" text:note-class="footnote"><text:note-citation>1</text:note-citation><text:note-body><text:p text:style-name="Footnote">Jacques Le Goff, "The Medieval West and the Indian Ocean: An Oneiric Horizon" [Traducción al español de Mauro Armiño: "El Occidente medieval y el océano Índico: Un horizonte onírico", en <text:span text:style-name="T1">Por otra Edad Media. Tiempo, trabajo y cultura en Occidente.</text:span> Madrid: Paidós, 2020], 106. El equivalente posmoderno de esos espacios es el ciberespacio gibsoniano, con sus MOOs[^1 N. de T.] y MUSHes[^2 N. de T.] y otros terrenos de posibilidades ilimitadas.</text:p></text:note-body></text:note></text:p>
      <text:p text:style-name="First_20_paragraph">Las moradas de los monstruos (África, Escandinavia, América, Venus, el cuadrante Delta —cualquier tierra lo bastante distante como para ser exotizada—) son más que regiones oscuras de peligro incierto: son también ámbitos de fantasía dichosa, horizontes de liberación. Sus monstruos funcionan como cuerpos secundarios a través de los cuales pueden explorarse las posibilidades de otros géneros, de otras prácticas sexuales y de otras costumbres sociales. Los hermafroditas, las amazonas y los caníbales lascivos llaman desde los confines del mundo, los planetas más distantes de la galaxia. La apropiación del monstruo como símbolo de lo deseable se logra a menudo mediante la neutralización de aspectos potencialmente amenazantes con una generosa dosis de comedia: el gigante tronante se convierte en el gigante torpe.<text:note text:id="ftn2" text:note-class="footnote"><text:note-citation>2</text:note-citation><text:note-body><text:p text:style-name="Footnote">Para Mijaíl Bajtín, lo que caracteriza el poder transformador de la risa es que: “La risa libera no solo de la censura externa, sino sobre todo del gran censor interno; libera del miedo que se desarrolló en el hombre durante miles de años: el miedo a lo sagrado, el miedo a las prohibiciones, al pasado, al poder”. Mijaíl Bajtín, <text:span text:style-name="T1">Rabelais and His World</text:span>, traducción al inglés de Hélène Iswolsky (Indianapolis: Indiana University Press, 1984), 94. [La traducción al español es nuestra]. Bajtín sitúa el momento del escape en el punto en que la risa se convirtió en parte de los “niveles superiores de la literatura”, cuando Rabelais escribió <text:span text:style-name="T1">Gargantúa y Pantagruel</text:span>.</text:p></text:note-body></text:note>Sin embargo, los monstruos pueden seguir funcionando como vehículos de fantasías causales, aun sin que se inviertan sus cargas simbólicas. Lo que Bakhtin denomina “cultura oficial” puede transferir todo lo considerado indeseable a la figura del monstruo, escenificando así su propio drama de cumplimiento de deseos; el monstruo convertido en chivo expiatorio es quizás destruido ritualmente en el transcurso de alguna narrativa oficial, lo que purga a la comunidad mediante la eliminación de sus pecados. La erradicación del monstruo funciona como exorcismo y, al ser relatada y difundida, como catecismo. <text:soft-page-break/><text:span text:style-name="T1">La búsqueda del santo Grial</text:span>, que fue compuesta en ámbito monástico, funciona como un antídoto autorizado por la Iglesia frente a la moralidad más laxa de los romances seculares; cuando el señor Boorse se topa con un castillo donde “señoras de alta alcurnia y rango” lo tientan a la indulgencia sexual, estas damas son, por supuesto, demonios encubiertos bajo una apariencia lasciva. Cuando Boorse se niega a acostarse con uno de estos demonios transcorpóreos (descrito como “una doncella tan hermosa y tan bella que parece tener en sí toda la belleza terrena” (*La búsqueda del santo Grial*, 137), su firme afirmación de control los destierra a todos aullando de regreso al infierno.<text:note text:id="ftn3" text:note-class="footnote"><text:note-citation>3</text:note-citation><text:note-body><text:p text:style-name="Footnote">*La búsqueda del santo Grial*, Anónimo. [Traducción al español de Carlos Alvar. Editor digital: Titivillus, 2020], 137.</text:p></text:note-body></text:note>El episodio exaltaba el celibato, un valor tan central en el sistema de creencias de los autores (y tan difícil de imponer), al mismo tiempo que inculcaba una lección moral para el público secular al que se destinaba la obra: los caballeros y las damas cortesanas aficionados a los romances. </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 </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23:57:26Z</meta:creation-date>
    <dc:date>2025-09-03T18:17:08.716640747</dc:date>
    <meta:editing-duration>PT2M21S</meta:editing-duration>
    <meta:editing-cycles>1</meta:editing-cycles>
    <meta:document-statistic meta:table-count="0" meta:image-count="0" meta:object-count="0" meta:page-count="2" meta:paragraph-count="8" meta:word-count="742" meta:character-count="4798" meta:non-whitespace-character-count="4064"/>
  </office:meta>
</office:document-meta>
</file>